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</office:automatic-styles>
  <office:body>
    <office:text text:use-soft-page-breaks="true">
      <text:p text:style-name="P1">Un des membres de l’équipe sera le scrum Master<text:s/></text:p>
      <text:p text:style-name="Standard"><text:s/>La methode Scrum chaque début de scéance (animée une réunion)</text:p>
      <text:p text:style-name="Standard">Travail a faire dans la jounée<text:s/></text:p>
      <text:p text:style-name="Standard"/>
      <text:p text:style-name="Standard"/>
      <text:p text:style-name="Standard">A faire<text:s/><text:tab/><text:tab/><text:tab/>En cours<text:s/><text:tab/><text:tab/><text:tab/><text:tab/>Terminée<text:s/></text:p>
      <text:p text:style-name="Standard"/>
      <text:p text:style-name="Standard">Identifier les taches mettre dans a faire<text:s/></text:p>
      <text:p text:style-name="Standard">Le scrum master a la responsabilité de s’assurer<text:s/></text:p>
      <text:p text:style-name="Standard">Doit faire un rendu de début de la mission 1 a chaque depuis de<text:s/>Séance</text:p>
      <text:p text:style-name="Standard"/>
      <text:p text:style-name="Standard"/>
      <text:p text:style-name="Standard">Se connecter au serveur<text:s/>BDD</text:p>
      <text:p text:style-name="Standard">Identifiant Root<text:s/></text:p>
      <text:p text:style-name="Standard">MDP : Root</text:p>
      <text:p text:style-name="Standard"/>
      <text:p text:style-name="Standard">Troisième serveur de prod avec rien dedans<text:s/></text:p>
      <text:p text:style-name="Standard"/>
      <text:p text:style-name="Standard"/>
      <text:p text:style-name="Standard">Le logicielle est ssh<text:s/></text:p>
      <text:p text:style-name="Standard"><text:s/></text:p>
      <text:p text:style-name="Standard"><text:s/></text:p>
      <text:p text:style-name="Standard">Deux serveur<text:s/></text:p>
      <text:p text:style-name="Standard">Un M2LWEbTEST avec apache déjà configuger</text:p>
      <text:p text:style-name="Standard">Cadricielle WEB2py framwork</text:p>
      <text:p text:style-name="Standard">Il reste a le déployer<text:s/></text:p>
      <text:p text:style-name="Standard"/>
      <text:p text:style-name="Standard">M2LBDDTest</text:p>
      <text:p text:style-name="Standard"/>
      <text:p text:style-name="Standard"/>
      <text:p text:style-name="Standard">Logiciel pour ce connecter il faut : port 22</text:p>
      <text:list text:style-name="LFO1" text:continue-numbering="true">
        <text:list-item>
          <text:p text:style-name="P2">PuTTy</text:p>
        </text:list-item>
      </text:list>
      <text:p text:style-name="Standard"/>
      <text:p text:style-name="Standard">Les ficher du projet sont mis sur github<text:s/></text:p>
      <text:p text:style-name="Standard">Crée un compte pour chaque chaqu’un des membres</text:p>
      <text:p text:style-name="Standard">Le scrum master copie le projet dans sont compte</text:p>
      <text:p text:style-name="Standard">Marque<text:s/><text:a xlink:href="https://github.cim/tschaen/M2L" office:target-frame-name="_top" xlink:show="replace"><text:span text:style-name="Lienhypertexte">https://github.cim/tschaen/M2L</text:span></text:a></text:p>
      <text:p text:style-name="Standard">Faire Fork<text:s/></text:p>
      <text:p text:style-name="Standard"/>
      <text:p text:style-name="Standard"/>
      <text:p text:style-name="P3">Serveur Web3py<text:s/></text:p>
      <text:p text:style-name="P4">/var/www/web2py/applications</text:p>
      <text:p text:style-name="P5"/>
      <text:p text:style-name="P6">Commande<text:s/></text:p>
      <text:p text:style-name="P7">Cd //application</text:p>
      <text:p text:style-name="P8">Git clone hhtps://github …. .git</text:p>
      <text:p text:style-name="P9"/>
      <text:p text:style-name="P10"/>
      <text:p text:style-name="Standard">Admin :: www-data</text:p>
      <text:soft-page-break/>
      <text:p text:style-name="Standard">Chown –R www-data:www-data M2L</text:p>
      <text:p text:style-name="Standard"/>
      <text:p text:style-name="Standard"/>
      <text:p text:style-name="Standard">Pour ce connecter en admin<text:s/></text:p>
      <text:p text:style-name="Standard">Il faut<text:s/><text:a xlink:href="https://172.21.100.41/admin" office:target-frame-name="_top" xlink:show="replace"><text:span text:style-name="Lienhypertexte">https://172.21.100.41/admin</text:span></text:a><text:s/></text:p>
      <text:p text:style-name="Standard">Interface de connection<text:s/></text:p>
      <text:p text:style-name="Standard">P@ssw0rd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njamin Ducoin</dc:creator>
    <meta:creation-date>2009-04-16T11:32:00Z</meta:creation-date>
    <dc:date>2016-01-12T15:51:00Z</dc:date>
    <meta:template xlink:href="Normal" xlink:type="simple"/>
    <meta:editing-cycles>8</meta:editing-cycles>
    <meta:editing-duration>PT1020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84" meta:character-count="1195" meta:row-count="8" meta:non-whitespace-character-count="1013"/>
  </office:meta>
</office:document-meta>
</file>